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008000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fo:background-color="#f5f5f5"/>
    </style:style>
    <style:style style:name="P4" style:family="paragraph" style:parent-style-name="Preformatted_20_Text">
      <style:text-properties fo:color="#0000ff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fo:color="#000000"/>
    </style:style>
    <style:style style:name="T1" style:family="text">
      <style:text-properties fo:color="#0000ff"/>
    </style:style>
    <style:style style:name="T2" style:family="text">
      <style:text-properties fo:color="#0000ff" fo:background-color="#f5f5f5"/>
    </style:style>
    <style:style style:name="T3" style:family="text">
      <style:text-properties fo:color="#000000"/>
    </style:style>
    <style:style style:name="T4" style:family="text">
      <style:text-properties fo:color="#000000" fo:background-color="#f5f5f5"/>
    </style:style>
    <style:style style:name="T5" style:family="text">
      <style:text-properties fo:color="#008000"/>
    </style:style>
    <style:style style:name="T6" style:family="text">
      <style:text-properties fo:color="#008000" fo:background-color="#f5f5f5"/>
    </style:style>
    <style:style style:name="T7" style:family="text">
      <style:text-properties fo:color="#808080"/>
    </style:style>
    <style:style style:name="T8" style:family="text">
      <style:text-properties fo:color="#800000"/>
    </style:style>
    <style:style style:name="T9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package</text:span><text:span text:style-name="T3"> com.google.android.webviewdemo;</text:span></text:p>
      <text:p text:style-name="Preformatted_20_Text"/>
      <text:p text:style-name="Preformatted_20_Text"><text:span text:style-name="T1">import</text:span><text:span text:style-name="T3"> android.app.Activity;</text:span></text:p>
      <text:p text:style-name="Preformatted_20_Text"><text:span text:style-name="T1">import</text:span><text:span text:style-name="T3"> android.os.Bundle;</text:span></text:p>
      <text:p text:style-name="Preformatted_20_Text"><text:span text:style-name="T1">import</text:span><text:span text:style-name="T3"> android.os.Handler;</text:span></text:p>
      <text:p text:style-name="Preformatted_20_Text"><text:span text:style-name="T1">import</text:span><text:span text:style-name="T3"> android.util.Log;</text:span></text:p>
      <text:p text:style-name="Preformatted_20_Text"><text:span text:style-name="T1">import</text:span><text:span text:style-name="T3"> android.webkit.JsResult;</text:span></text:p>
      <text:p text:style-name="Preformatted_20_Text"><text:span text:style-name="T1">import</text:span><text:span text:style-name="T3"> android.webkit.WebChromeClient;</text:span></text:p>
      <text:p text:style-name="Preformatted_20_Text"><text:span text:style-name="T1">import</text:span><text:span text:style-name="T3"> android.webkit.WebSettings;</text:span></text:p>
      <text:p text:style-name="Preformatted_20_Text"><text:span text:style-name="T1">import</text:span><text:span text:style-name="T3"> android.webkit.WebView;</text:span></text:p>
      <text:p text:style-name="Preformatted_20_Text"/>
      <text:p text:style-name="P1">/**</text:p>
      <text:p text:style-name="P1"><text:s/>* Demonstrates how to embed a WebView in your activity. Also demonstrates how</text:p>
      <text:p text:style-name="P1"><text:s/>* to have javascript in the WebView call into the activity, and how the activity </text:p>
      <text:p text:style-name="P1"><text:s/>* can invoke javascript.</text:p>
      <text:p text:style-name="P1"><text:s/>* &lt;p&gt;</text:p>
      <text:p text:style-name="P1"><text:s/>* In this example, clicking on the android in the WebView will result in a call into</text:p>
      <text:p text:style-name="Preformatted_20_Text"><text:span text:style-name="T5"><text:s/>* the activities code in {</text:span><text:span text:style-name="T7">@link</text:span><text:span text:style-name="T5"> DemoJavaScriptInterface#clickOnAndroid()}. This code</text:span></text:p>
      <text:p text:style-name="Preformatted_20_Text"><text:span text:style-name="T5"><text:s/>* will turn around and invoke javascript using the {</text:span><text:span text:style-name="T7">@link</text:span><text:span text:style-name="T5"> WebView#loadUrl(String)}</text:span></text:p>
      <text:p text:style-name="P1"><text:s/>* method.</text:p>
      <text:p text:style-name="P1"><text:s/>* &lt;p&gt;</text:p>
      <text:p text:style-name="P1"><text:s/>* Obviously all of this could have been accomplished without calling into the activity</text:p>
      <text:p text:style-name="P1"><text:s/>* and then back into javascript, but this code is intended to show how to set up the </text:p>
      <text:p text:style-name="P1"><text:s/>* code paths for this sort of communication.</text:p>
      <text:p text:style-name="P1"><text:s/>*</text:p>
      <text:p text:style-name="Preformatted_20_Text"><text:span text:style-name="T5"><text:s/>*/</text:span></text:p>
      <text:p text:style-name="Preformatted_20_Text"><text:span text:style-name="T1">public</text:span> <text:span text:style-name="T1">class</text:span> WebViewDemo <text:span text:style-name="T1">extends</text:span><text:span text:style-name="T3"> Activity {</text:span></text:p>
      <text:p text:style-name="Preformatted_20_Text"/>
      <text:p text:style-name="Preformatted_20_Text"><text:span text:style-name="T3"><text:s text:c="4"/></text:span><text:span text:style-name="T1">private</text:span> <text:span text:style-name="T1">static</text:span> <text:span text:style-name="T1">final</text:span> String LOG_TAG = "WebViewDemo"<text:span text:style-name="T3">;</text:span></text:p>
      <text:p text:style-name="Preformatted_20_Text"/>
      <text:p text:style-name="Preformatted_20_Text"><text:span text:style-name="T3"><text:s text:c="4"/></text:span><text:span text:style-name="T1">private</text:span><text:span text:style-name="T3"> WebView mWebView;</text:span></text:p>
      <text:p text:style-name="Preformatted_20_Text"/>
      <text:p text:style-name="Preformatted_20_Text"><text:span text:style-name="T3"><text:s text:c="4"/></text:span><text:span text:style-name="T1">private</text:span> Handler mHandler = <text:span text:style-name="T1">new</text:span><text:span text:style-name="T3"> Handler();</text:span></text:p>
      <text:p text:style-name="Preformatted_20_Text"/>
      <text:p text:style-name="P2"><text:s text:c="4"/>@Override</text:p>
      <text:p text:style-name="Preformatted_20_Text"><text:span text:style-name="T3"><text:s text:c="4"/></text:span><text:span text:style-name="T1">public</text:span> <text:span text:style-name="T1">void</text:span><text:span text:style-name="T3"> onCreate(Bundle icicle) {</text:span></text:p>
      <text:p text:style-name="Preformatted_20_Text"><text:span text:style-name="T3"><text:s text:c="8"/></text:span><text:span text:style-name="T1">super</text:span><text:span text:style-name="T3">.onCreate(icicle);</text:span></text:p>
      <text:p text:style-name="P2"><text:s text:c="8"/>setContentView(R.layout.main);</text:p>
      <text:p text:style-name="Preformatted_20_Text"><text:span text:style-name="T3"><text:s text:c="8"/>mWebView </text:span>=<text:span text:style-name="T3"> (WebView) findViewById(R.id.webview);</text:span></text:p>
      <text:p text:style-name="Preformatted_20_Text"/>
      <text:p text:style-name="Preformatted_20_Text"><text:span text:style-name="T3"><text:s text:c="8"/>WebSettings webSettings </text:span>=<text:span text:style-name="T3"> mWebView.getSettings();</text:span></text:p>
      <text:p text:style-name="Preformatted_20_Text"><text:span text:style-name="T3"><text:s text:c="8"/>webSettings.setSavePassword(</text:span><text:span text:style-name="T1">false</text:span><text:span text:style-name="T3">);</text:span></text:p>
      <text:p text:style-name="Preformatted_20_Text"><text:span text:style-name="T3"><text:s text:c="8"/>webSettings.setSaveFormData(</text:span><text:span text:style-name="T1">false</text:span><text:span text:style-name="T3">);</text:span></text:p>
      <text:p text:style-name="Preformatted_20_Text"><text:span text:style-name="T3"><text:s text:c="8"/>webSettings.setJavaScriptEnabled(</text:span><text:span text:style-name="T1">true</text:span><text:span text:style-name="T3">);</text:span></text:p>
      <text:p text:style-name="Preformatted_20_Text"><text:soft-page-break/><text:span text:style-name="T3"><text:s text:c="8"/>webSettings.setSupportZoom(</text:span><text:span text:style-name="T1">false</text:span><text:span text:style-name="T3">);</text:span></text:p>
      <text:p text:style-name="Preformatted_20_Text"/>
      <text:p text:style-name="Preformatted_20_Text"><text:span text:style-name="T3"><text:s text:c="8"/>mWebView.setWebChromeClient(</text:span><text:span text:style-name="T1">new</text:span><text:span text:style-name="T3"> MyWebChromeClient());</text:span></text:p>
      <text:p text:style-name="Preformatted_20_Text"/>
      <text:p text:style-name="Preformatted_20_Text"><text:span text:style-name="T3"><text:s text:c="8"/>mWebView.addJavascriptInterface(</text:span><text:span text:style-name="T1">new</text:span> DemoJavaScriptInterface(), "demo"<text:span text:style-name="T3">);</text:span></text:p>
      <text:p text:style-name="Preformatted_20_Text"/>
      <text:p text:style-name="Preformatted_20_Text"><text:span text:style-name="T3"><text:s text:c="8"/>mWebView.loadUrl(</text:span>"file:///android_asset/demo.html"<text:span text:style-name="T3">);</text:span></text:p>
      <text:p text:style-name="P2"><text:s text:c="4"/>}</text:p>
      <text:p text:style-name="Preformatted_20_Text"/>
      <text:p text:style-name="Preformatted_20_Text"><text:span text:style-name="T3"><text:s text:c="4"/></text:span><text:span text:style-name="T1">final</text:span> <text:span text:style-name="T1">class</text:span><text:span text:style-name="T3"> DemoJavaScriptInterface {</text:span></text:p>
      <text:p text:style-name="Preformatted_20_Text"/>
      <text:p text:style-name="P2"><text:s text:c="8"/>DemoJavaScriptInterface() {</text:p>
      <text:p text:style-name="P2"><text:s text:c="8"/>}</text:p>
      <text:p text:style-name="Preformatted_20_Text"/>
      <text:p text:style-name="Preformatted_20_Text"><text:span text:style-name="T3"><text:s text:c="8"/></text:span><text:span text:style-name="T5">/**</text:span></text:p>
      <text:p text:style-name="P1"><text:s text:c="9"/>* This is not called on the UI thread. Post a runnable to invoke</text:p>
      <text:p text:style-name="P1"><text:s text:c="9"/>* loadUrl on the UI thread.</text:p>
      <text:p text:style-name="Preformatted_20_Text"><text:span text:style-name="T5"><text:s text:c="9"/>*/</text:span></text:p>
      <text:p text:style-name="Preformatted_20_Text"><text:s text:c="8"/><text:span text:style-name="T1">public</text:span> <text:span text:style-name="T1">void</text:span><text:span text:style-name="T3"> clickOnAndroid() {</text:span></text:p>
      <text:p text:style-name="Preformatted_20_Text"><text:span text:style-name="T3"><text:s text:c="12"/>mHandler.post(</text:span><text:span text:style-name="T1">new</text:span><text:span text:style-name="T3"> Runnable() {</text:span></text:p>
      <text:p text:style-name="Preformatted_20_Text"><text:span text:style-name="T3"><text:s text:c="16"/></text:span><text:span text:style-name="T1">public</text:span> <text:span text:style-name="T1">void</text:span><text:span text:style-name="T3"> run() {</text:span></text:p>
      <text:p text:style-name="Preformatted_20_Text"><text:span text:style-name="T3"><text:s text:c="20"/>mWebView.loadUrl(</text:span>"javascript:wave()"<text:span text:style-name="T3">);</text:span></text:p>
      <text:p text:style-name="P2"><text:s text:c="16"/>}</text:p>
      <text:p text:style-name="P2"><text:s text:c="12"/>});</text:p>
      <text:p text:style-name="Preformatted_20_Text"/>
      <text:p text:style-name="P2"><text:s text:c="8"/>}</text:p>
      <text:p text:style-name="P2"><text:s text:c="4"/>}</text:p>
      <text:p text:style-name="Preformatted_20_Text"/>
      <text:p text:style-name="Preformatted_20_Text"><text:span text:style-name="T3"><text:s text:c="4"/></text:span><text:span text:style-name="T5">/**</text:span></text:p>
      <text:p text:style-name="P1"><text:s text:c="5"/>* Provides a hook for calling "alert" from javascript. Useful for</text:p>
      <text:p text:style-name="P1"><text:s text:c="5"/>* debugging your javascript.</text:p>
      <text:p text:style-name="Preformatted_20_Text"><text:span text:style-name="T5"><text:s text:c="5"/>*/</text:span></text:p>
      <text:p text:style-name="Preformatted_20_Text"><text:s text:c="4"/><text:span text:style-name="T1">final</text:span> <text:span text:style-name="T1">class</text:span> MyWebChromeClient <text:span text:style-name="T1">extends</text:span><text:span text:style-name="T3"> WebChromeClient {</text:span></text:p>
      <text:p text:style-name="P2"><text:s text:c="8"/>@Override</text:p>
      <text:p text:style-name="Preformatted_20_Text"><text:span text:style-name="T3"><text:s text:c="8"/></text:span><text:span text:style-name="T1">public</text:span> <text:span text:style-name="T1">boolean</text:span><text:span text:style-name="T3"> onJsAlert(WebView view, String url, String message, JsResult result) {</text:span></text:p>
      <text:p text:style-name="P2"><text:s text:c="12"/>Log.d(LOG_TAG, message);</text:p>
      <text:p text:style-name="P2"><text:s text:c="12"/>result.confirm();</text:p>
      <text:p text:style-name="Preformatted_20_Text"><text:span text:style-name="T3"><text:s text:c="12"/></text:span><text:span text:style-name="T1">return</text:span> <text:span text:style-name="T1">true</text:span><text:span text:style-name="T3">;</text:span></text:p>
      <text:p text:style-name="P2"><text:s text:c="8"/>}</text:p>
      <text:p text:style-name="P2"><text:s text:c="4"/>}</text:p>
      <text:p text:style-name="P6">}</text:p>
      <text:p text:style-name="Text_20_body"><draw:a xlink:type="simple" xlink:href="javascript:void(0);"><draw:frame draw:style-name="fr1" draw:name="graphics1" text:anchor-type="as-char" svg:width="2.05cm" svg:height="1.051cm" draw:z-index="0"><draw:image xlink:href="http://common.cnblogs.com/images/copycode.gif" xlink:type="simple" xlink:show="embed" xlink:actuate="onLoad"/><svg:title>复制代码</svg:title></draw:frame></draw:a></text:p>
      <text:p text:style-name="Text_20_body"><text:soft-page-break/> </text:p>
      <text:p text:style-name="Text_20_body">demo.html</text:p>
      <text:p text:style-name="Text_20_body"><draw:a xlink:type="simple" xlink:href="javascript:void(0);"><draw:frame draw:style-name="fr1" draw:name="graphics2" text:anchor-type="as-char" svg:width="2.05cm" svg:height="1.051cm" draw:z-index="1"><draw:image xlink:href="http://common.cnblogs.com/images/copycode.gif" xlink:type="simple" xlink:show="embed" xlink:actuate="onLoad"/><svg:title>复制代码</svg:title></draw:frame></draw:a></text:p>
      <text:p text:style-name="Preformatted_20_Text"><text:span text:style-name="T1">&lt;</text:span><text:span text:style-name="T8">html</text:span><text:span text:style-name="T1">&gt;</text:span></text:p>
      <text:p text:style-name="Preformatted_20_Text"><text:s text:c="4"/><text:span text:style-name="T1">&lt;</text:span><text:span text:style-name="T8">script </text:span><text:span text:style-name="T9">language</text:span><text:span text:style-name="T1">="javascript"&gt;</text:span></text:p>
      <text:p text:style-name="Preformatted_20_Text"><text:s text:c="8"/><text:span text:style-name="T6">/* This function is invoked by the activity */</text:span></text:p>
      <text:p text:style-name="Preformatted_20_Text"><text:s text:c="8"/><text:span text:style-name="T2">function</text:span><text:span text:style-name="T4"> wave() {</text:span></text:p>
      <text:p text:style-name="Preformatted_20_Text"><text:span text:style-name="T4"><text:s text:c="12"/>alert("1");</text:span></text:p>
      <text:p text:style-name="Preformatted_20_Text"><text:span text:style-name="T4"><text:s text:c="12"/>document.getElementById("droid").src="android_waving.png";</text:span></text:p>
      <text:p text:style-name="Preformatted_20_Text"><text:span text:style-name="T4"><text:s text:c="12"/>alert("2");</text:span></text:p>
      <text:p text:style-name="P3"><text:s text:c="8"/>}</text:p>
      <text:p text:style-name="Preformatted_20_Text"><text:span text:style-name="T4"><text:s text:c="4"/></text:span><text:span text:style-name="T1">&lt;/</text:span><text:span text:style-name="T8">script</text:span><text:span text:style-name="T1">&gt;</text:span></text:p>
      <text:p text:style-name="Preformatted_20_Text"><text:s text:c="4"/><text:span text:style-name="T1">&lt;</text:span><text:span text:style-name="T8">body</text:span><text:span text:style-name="T1">&gt;</text:span></text:p>
      <text:p text:style-name="Preformatted_20_Text"><text:s text:c="8"/><text:span text:style-name="T5">&lt;!-- Calls into the javascript interface for the activity --&gt;</text:span></text:p>
      <text:p text:style-name="Preformatted_20_Text"><text:s text:c="8"/><text:span text:style-name="T1">&lt;</text:span><text:span text:style-name="T8">a </text:span><text:span text:style-name="T9">onClick</text:span><text:span text:style-name="T1">="window.demo.clickOnAndroid()"&gt;&lt;</text:span><text:span text:style-name="T8">div </text:span><text:span text:style-name="T9">style</text:span><text:span text:style-name="T1">="width:80px;</text:span></text:p>
      <text:p text:style-name="P4"><text:s text:c="12"/>margin:0px auto;</text:p>
      <text:p text:style-name="P4"><text:s text:c="12"/>padding:10px;</text:p>
      <text:p text:style-name="P4"><text:s text:c="12"/>text-align:center;</text:p>
      <text:p text:style-name="Preformatted_20_Text"><text:span text:style-name="T1"><text:s text:c="12"/>border:2px solid #202020;"</text:span> <text:span text:style-name="T1">&gt;</text:span></text:p>
      <text:p text:style-name="Preformatted_20_Text"><text:s text:c="16"/><text:span text:style-name="T1">&lt;</text:span><text:span text:style-name="T8">img </text:span><text:span text:style-name="T9">id</text:span><text:span text:style-name="T1">="droid"</text:span><text:span text:style-name="T9"> src</text:span><text:span text:style-name="T1">="android_normal.png"/&gt;&lt;</text:span><text:span text:style-name="T8">br</text:span><text:span text:style-name="T1">&gt;</text:span></text:p>
      <text:p text:style-name="P2"><text:s text:c="16"/>Click me!</text:p>
      <text:p text:style-name="Preformatted_20_Text"><text:span text:style-name="T3"><text:s text:c="8"/></text:span><text:span text:style-name="T1">&lt;/</text:span><text:span text:style-name="T8">div</text:span><text:span text:style-name="T1">&gt;&lt;/</text:span><text:span text:style-name="T8">a</text:span><text:span text:style-name="T1">&gt;</text:span></text:p>
      <text:p text:style-name="Preformatted_20_Text"><text:s text:c="4"/><text:span text:style-name="T1">&lt;/</text:span><text:span text:style-name="T8">body</text:span><text:span text:style-name="T1">&gt;</text:span></text:p>
      <text:p text:style-name="P5"><text:span text:style-name="T1">&lt;/</text:span><text:span text:style-name="T8">html</text:span><text:span text:style-name="T1">&gt;</text:span></text:p>
      <text:p text:style-name="Text_20_body"><draw:a xlink:type="simple" xlink:href="javascript:void(0);"><draw:frame draw:style-name="fr1" draw:name="graphics3" text:anchor-type="as-char" svg:width="2.05cm" svg:height="1.051cm" draw:z-index="2"><draw:image xlink:href="http://common.cnblogs.com/images/copycode.gif" xlink:type="simple" xlink:show="embed" xlink:actuate="onLoad"/><svg:title>复制代码</svg:title></draw:frame></draw:a></text:p>
      <text:p text:style-name="Text_20_body"> </text:p>
      <text:p text:style-name="Text_20_body">main.xml</text:p>
      <text:p text:style-name="Text_20_body"><draw:a xlink:type="simple" xlink:href="javascript:void(0);"><draw:frame draw:style-name="fr1" draw:name="graphics4" text:anchor-type="as-char" svg:width="2.05cm" svg:height="1.051cm" draw:z-index="3"><draw:image xlink:href="http://common.cnblogs.com/images/copycode.gif" xlink:type="simple" xlink:show="embed" xlink:actuate="onLoad"/><svg:title>复制代码</svg:title></draw:frame></draw:a></text:p>
      <text:p text:style-name="Preformatted_20_Text"><text:span text:style-name="T1">&lt;</text:span><text:span text:style-name="T8">LinearLayout </text:span><text:span text:style-name="T9">xmlns:android</text:span><text:span text:style-name="T1">="http://schemas.android.com/apk/res/android"</text:span></text:p>
      <text:p text:style-name="Preformatted_20_Text"><text:span text:style-name="T9"><text:s text:c="4"/>android:orientation</text:span><text:span text:style-name="T1">="vertical"</text:span></text:p>
      <text:p text:style-name="Preformatted_20_Text"><text:span text:style-name="T9"><text:s text:c="4"/>android:layout_width</text:span><text:span text:style-name="T1">="fill_parent"</text:span></text:p>
      <text:p text:style-name="Preformatted_20_Text"><text:span text:style-name="T9"><text:s text:c="4"/>android:layout_height</text:span><text:span text:style-name="T1">="fill_parent"</text:span></text:p>
      <text:p text:style-name="Preformatted_20_Text"><text:s text:c="4"/><text:span text:style-name="T1">&gt;</text:span></text:p>
      <text:p text:style-name="Preformatted_20_Text"><text:s text:c="4"/></text:p>
      <text:p text:style-name="Preformatted_20_Text"><text:s text:c="4"/><text:span text:style-name="T1">&lt;</text:span><text:span text:style-name="T8">TextView <text:s/></text:span></text:p>
      <text:p text:style-name="Preformatted_20_Text"><text:span text:style-name="T8"><text:s text:c="8"/></text:span><text:span text:style-name="T9">android:layout_width</text:span><text:span text:style-name="T1">="fill_parent"</text:span><text:span text:style-name="T9"> </text:span></text:p>
      <text:p text:style-name="Preformatted_20_Text"><text:span text:style-name="T9"><text:s text:c="8"/>android:layout_height</text:span><text:span text:style-name="T1">="wrap_content"</text:span><text:span text:style-name="T9"> </text:span></text:p>
      <text:p text:style-name="Preformatted_20_Text"><text:span text:style-name="T9"><text:s text:c="8"/>android:text</text:span><text:span text:style-name="T1">="@string/intro"</text:span></text:p>
      <text:p text:style-name="Preformatted_20_Text"><text:soft-page-break/><text:span text:style-name="T9"><text:s text:c="8"/>android:padding</text:span><text:span text:style-name="T1">="4dip"</text:span></text:p>
      <text:p text:style-name="Preformatted_20_Text"><text:span text:style-name="T9"><text:s text:c="8"/>android:textSize</text:span><text:span text:style-name="T1">="16sp"</text:span></text:p>
      <text:p text:style-name="Preformatted_20_Text"><text:s text:c="8"/><text:span text:style-name="T1">/&gt;</text:span></text:p>
      <text:p text:style-name="Preformatted_20_Text"><text:s text:c="4"/></text:p>
      <text:p text:style-name="Preformatted_20_Text"><text:s text:c="4"/><text:span text:style-name="T1">&lt;</text:span><text:span text:style-name="T8">WebView</text:span></text:p>
      <text:p text:style-name="Preformatted_20_Text"><text:span text:style-name="T8"><text:s text:c="8"/></text:span><text:span text:style-name="T9">android:id</text:span><text:span text:style-name="T1">="@+id/webview"</text:span></text:p>
      <text:p text:style-name="Preformatted_20_Text"><text:span text:style-name="T9"><text:s text:c="8"/>android:layout_width</text:span><text:span text:style-name="T1">="fill_parent"</text:span><text:span text:style-name="T9"> </text:span></text:p>
      <text:p text:style-name="Preformatted_20_Text"><text:span text:style-name="T9"><text:s text:c="8"/>android:layout_height</text:span><text:span text:style-name="T1">="0dip"</text:span></text:p>
      <text:p text:style-name="Preformatted_20_Text"><text:span text:style-name="T9"><text:s text:c="8"/>android:layout_weight</text:span><text:span text:style-name="T1">="1"</text:span></text:p>
      <text:p text:style-name="Preformatted_20_Text"><text:s text:c="8"/><text:span text:style-name="T1">/&gt;</text:span></text:p>
      <text:p text:style-name="Preformatted_20_Text"><text:s text:c="8"/></text:p>
      <text:p text:style-name="P5"><text:span text:style-name="T1">&lt;/</text:span><text:span text:style-name="T8">LinearLayout</text:span><text:span text:style-name="T1">&gt;</text:span></text:p>
      <text:p text:style-name="Text_20_body"><draw:a xlink:type="simple" xlink:href="javascript:void(0);"><draw:frame draw:style-name="fr1" draw:name="graphics5" text:anchor-type="as-char" svg:width="2.05cm" svg:height="1.051cm" draw:z-index="4"><draw:image xlink:href="http://common.cnblogs.com/images/copycode.gif" xlink:type="simple" xlink:show="embed" xlink:actuate="onLoad"/><svg:title>复制代码</svg:title></draw:frame></draw:a></text:p>
      <text:p text:style-name="Text_20_body"> </text:p>
      <text:p text:style-name="Text_20_body">4、如何交互？</text:p>
      <text:p text:style-name="Text_20_body">①android如何调用js。</text:p>
      <text:p text:style-name="Text_20_body">调用 形式：</text:p>
      <text:p text:style-name="P5">mWebView.loadUrl("javascript:wave()");</text:p>
      <text:p text:style-name="Text_20_body">其中wave（）是js中的一个方法，当然你可以把这个方法改成其他的方法，也就是android调用其他的方法。</text:p>
      <text:p text:style-name="Text_20_body">②js如何调用android。</text:p>
      <text:p text:style-name="Text_20_body">调用形式：</text:p>
      <text:p text:style-name="P5"><text:span text:style-name="T1">&lt;</text:span><text:span text:style-name="T8">a </text:span><text:span text:style-name="T9">onClick</text:span><text:span text:style-name="T1">="window.demo.clickOnAndroid()"&gt;</text:span></text:p>
      <text:p text:style-name="Text_20_body">代码中的“demo”是在android中指定的调用名称，即</text:p>
      <text:p text:style-name="P5"><text:s/>mWebView.addJavascriptInterface(<text:span text:style-name="T1">new</text:span> DemoJavaScriptInterface(), "demo");</text:p>
      <text:p text:style-name="Text_20_body">代码中的clickOnAndroid()是“demo”对应的对象：new DemoJavaScriptInterface() 中的一个方法。</text:p>
      <text:p text:style-name="Text_20_body">③双向交互。</text:p>
      <text:p text:style-name="Text_20_body">当然是把前面的两种方式组合一下就可以了。</text:p>
      <text:p text:style-name="Text_20_body"> </text:p>
      <text:p text:style-name="Text_20_body">5、讲解demo。</text:p>
      <text:p text:style-name="Text_20_body">现在你一定了解了android和js的交互了。是时候分析一些demo了，根据上面讲的你也应该比较清楚了。具体交互流程如下：</text:p>
      <text:p text:style-name="Text_20_body">①点击图片，则在js端直接调用android上的方法clickOnAndroid()；</text:p>
      <text:p text:style-name="Text_20_body"><text:soft-page-break/>②clickOnAndroid()方法（利用线程）调用js的方法。</text:p>
      <text:p text:style-name="Text_20_body">③被②调用的js直接控制html。</text:p>
      <text:p text:style-name="Text_20_body"> </text:p>
      <text:p text:style-name="Text_20_body">个人总结：利用webView的这种方式在有些时候UI布局就可以转成相应的html代码编写了，而html布局样式之类有DW这样强大的工具，而且网上很多源码，很多代码片。在UI和视觉效果上就会节省很多时间，重复发明轮子没有任何意义。</text:p>
      <text:p text:style-name="Text_20_body">欢迎各位朋友留言交流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k </meta:initial-creator>
    <meta:creation-date>2012-12-17T16:41:30</meta:creation-date>
    <dc:date>2012-12-17T16:42:28</dc:date>
    <dc:creator>hck </dc:creator>
    <meta:editing-duration>P0D</meta:editing-duration>
    <meta:editing-cycles>1</meta:editing-cycles>
    <meta:document-statistic meta:table-count="0" meta:image-count="5" meta:object-count="0" meta:page-count="5" meta:paragraph-count="145" meta:word-count="416" meta:character-count="4520" meta:non-whitespace-character-count="3627"/>
    <meta:generator>LibreOffice/3.5$Linux_X86_64 LibreOffice_project/350m1$Build-2</meta:generator>
  </office:meta>
</office:document-meta>
</file>